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color="#c9211e" loext:opacity="100%" fo:font-size="20pt" fo:background-color="transparent" style:font-size-asian="20pt" style:font-size-complex="20pt"/>
    </style:style>
    <style:style style:name="P2" style:family="paragraph" style:parent-style-name="Standard">
      <style:paragraph-properties fo:line-height="150%"/>
      <style:text-properties fo:color="#3465a4" loext:opacity="100%" fo:font-size="32pt" fo:font-weight="bold" officeooo:rsid="0010a22d" officeooo:paragraph-rsid="0010a22d" fo:background-color="transparent" style:font-size-asian="32pt" style:font-weight-asian="bold" style:font-size-complex="32pt" style:font-weight-complex="bold"/>
    </style:style>
    <style:style style:name="P3" style:family="paragraph" style:parent-style-name="Standard">
      <style:paragraph-properties fo:line-height="150%"/>
      <style:text-properties fo:color="#c9211e" loext:opacity="100%" fo:font-size="20pt" officeooo:rsid="0010a22d" officeooo:paragraph-rsid="0010a22d" fo:background-color="transparent" style:font-size-asian="20pt" style:font-size-complex="20pt"/>
    </style:style>
    <style:style style:name="P4" style:family="paragraph" style:parent-style-name="Standard">
      <style:paragraph-properties fo:line-height="150%"/>
      <style:text-properties fo:color="#c9211e" loext:opacity="100%" fo:font-size="20pt" officeooo:rsid="0010a22d" officeooo:paragraph-rsid="00120b7c" fo:background-color="transparent" style:font-size-asian="20pt" style:font-size-complex="20pt"/>
    </style:style>
    <style:style style:name="T1" style:family="text">
      <style:text-properties fo:color="#00a933" loext:opacity="100%" fo:font-weight="bold" style:font-weight-asian="bold" style:font-weight-complex="bold"/>
    </style:style>
    <style:style style:name="T2" style:family="text">
      <style:text-properties fo:color="#00a933" loext:opacity="100%" fo:font-size="32pt" fo:font-weight="bold" officeooo:rsid="00120b7c" style:font-size-asian="32pt" style:font-weight-asian="bold" style:font-size-complex="32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3465a4" loext:opacity="100%" fo:font-size="32pt" fo:font-weight="bold" style:font-size-asian="32pt" style:font-weight-asian="bold" style:font-size-complex="32pt" style:font-weight-complex="bold"/>
    </style:style>
    <style:style style:name="T5" style:family="text">
      <style:text-properties fo:color="#3465a4" loext:opacity="100%" fo:font-size="32pt" fo:font-weight="bold" officeooo:rsid="00120b7c" style:font-size-asian="32pt" style:font-weight-asian="bold" style:font-size-complex="32pt" style:font-weight-complex="bold"/>
    </style:style>
    <style:style style:name="T6" style:family="text">
      <style:text-properties fo:color="#ffa6a6" loext:opacity="100%" fo:font-size="32pt" fo:font-weight="bold" officeooo:rsid="00120b7c" style:font-size-asian="32pt" style:font-weight-asian="bold" style:font-size-complex="32pt" style:font-weight-complex="bold"/>
    </style:style>
    <style:style style:name="T7" style:family="text">
      <style:text-properties fo:color="#ffa6a6" loext:opacity="100%" fo:font-size="32pt" fo:font-weight="normal" officeooo:rsid="00120b7c" style:font-size-asian="32pt" style:font-weight-asian="normal" style:font-size-complex="32pt" style:font-weight-complex="normal"/>
    </style:style>
    <style:style style:name="T8" style:family="text">
      <style:text-properties fo:color="#f10d0c" loext:opacity="100%" fo:font-size="32pt" fo:font-weight="bold" officeooo:rsid="00120b7c" style:font-size-asian="32pt" style:font-weight-asian="bold" style:font-size-complex="3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Builders in dotnet</text:p>
      <text:p text:style-name="P3">for update One of the cases <text:span text:style-name="T1">AppUser </text:span><text:span text:style-name="T3">For example (Last Active) is used.</text:span></text:p>
      <text:p text:style-name="P4"><text:span text:style-name="T3">Of course </text:span><text:span text:style-name="T4">Builders in dotnet Just one of its features </text:span><text:span text:style-name="T2">Updtae</text:span><text:span text:style-name="T8"> and It is only one of its feature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5T12:40:09.434828035</meta:creation-date>
    <dc:date>2024-02-25T12:56:55.041095147</dc:date>
    <meta:editing-duration>PT15M43S</meta:editing-duration>
    <meta:editing-cycles>2</meta:editing-cycles>
    <meta:generator>LibreOffice/7.4.7.2$Linux_X86_64 LibreOffice_project/40$Build-2</meta:generator>
    <meta:document-statistic meta:table-count="0" meta:image-count="0" meta:object-count="0" meta:page-count="1" meta:paragraph-count="3" meta:word-count="35" meta:character-count="183" meta:non-whitespace-character-count="151"/>
  </office:meta>
</office:document-meta>
</file>